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56cm" fo:min-width="2.60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3cm" svg:height="2cm" svg:x="6cm" svg:y="4.3cm">
          <text:p text:style-name="P1">Set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3cm" svg:height="2cm" svg:x="20.702cm" svg:y="4.302cm">
          <text:p text:style-name="P1">Play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3cm" svg:height="2cm" svg:x="13.7cm" svg:y="4.3cm">
          <text:p text:style-name="P1">Pau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0.048cm" svg:x1="17.001cm" svg:y1="5.301cm" svg:x2="20.702cm" svg:y2="5.302cm" draw:end-shape="id1" draw:end-glue-point="3" svg:d="M17001 5301h1648v1h2053" svg:viewBox="0 0 3702 2">
          <text:p text:style-name="P1"/>
        </draw:connector>
        <draw:connector draw:style-name="gr2" draw:text-style-name="P2" draw:layer="layout" svg:x1="9.3cm" svg:y1="5.3cm" svg:x2="13.7cm" svg:y2="5.3cm" draw:start-shape="id2" draw:start-glue-point="1" draw:end-shape="id3" draw:end-glue-point="3" svg:d="M9300 5300h4400" svg:viewBox="0 0 4401 1">
          <text:p text:style-name="P1"/>
        </draw:connector>
        <draw:connector draw:style-name="gr2" draw:text-style-name="P2" draw:layer="layout" draw:line-skew="1.096cm" svg:x1="22.352cm" svg:y1="6.302cm" svg:x2="15.35cm" svg:y2="6.3cm" draw:start-shape="id1" draw:start-glue-point="2" draw:end-shape="id3" draw:end-glue-point="2" svg:d="M22352 6302v1598h-7002v-1600" svg:viewBox="0 0 7003 1601">
          <text:p text:style-name="P1"/>
        </draw:connector>
        <draw:connector draw:style-name="gr2" draw:text-style-name="P2" draw:layer="layout" draw:line-skew="-0.899cm" svg:x1="15.35cm" svg:y1="4.3cm" svg:x2="7.65cm" svg:y2="4.3cm" draw:start-shape="id3" draw:start-glue-point="0" draw:end-shape="id2" draw:end-glue-point="0" svg:d="M15350 4300v-1400h-7700v1400" svg:viewBox="0 0 7701 1401">
          <text:p text:style-name="P1"/>
        </draw:connector>
        <draw:connector draw:style-name="gr3" draw:text-style-name="P2" draw:layer="layout" svg:x1="2.377cm" svg:y1="5.292cm" svg:x2="6cm" svg:y2="5.3cm" draw:end-shape="id2" draw:end-glue-point="3" svg:d="M2377 5292h1561v8h2062" svg:viewBox="0 0 3624 9">
          <text:p/>
        </draw:connector>
        <draw:connector draw:style-name="gr2" draw:text-style-name="P2" draw:layer="layout" draw:line-skew="1.098cm -0.799cm" svg:x1="7.65cm" svg:y1="6.3cm" svg:x2="6cm" svg:y2="5.3cm" draw:start-shape="id2" draw:start-glue-point="2" draw:end-shape="id2" draw:end-glue-point="3" svg:d="M7650 6300v1600h-2950v-2600h1300" svg:viewBox="0 0 2951 2601">
          <text:p text:style-name="P1"/>
        </draw:connector>
        <draw:frame draw:style-name="gr4" draw:text-style-name="P3" draw:layer="layout" svg:width="2.403cm" svg:height="0.962cm" svg:x="18cm" svg:y="7.9cm">
          <draw:text-box>
            <text:p>/pause</text:p>
          </draw:text-box>
        </draw:frame>
        <draw:frame draw:style-name="gr4" draw:text-style-name="P3" draw:layer="layout" svg:width="1.84cm" svg:height="0.962cm" svg:x="18cm" svg:y="4.3cm">
          <draw:text-box>
            <text:p>/play</text:p>
          </draw:text-box>
        </draw:frame>
        <draw:frame draw:style-name="gr4" draw:text-style-name="P3" draw:layer="layout" svg:width="2.09cm" svg:height="0.962cm" svg:x="9.8cm" svg:y="2cm">
          <draw:text-box>
            <text:p>/reset</text:p>
          </draw:text-box>
        </draw:frame>
        <draw:frame draw:style-name="gr5" draw:text-style-name="P3" draw:layer="layout" svg:width="3.283cm" svg:height="0.962cm" svg:x="9.717cm" svg:y="5.3cm">
          <draw:text-box>
            <text:p>/configure</text:p>
          </draw:text-box>
        </draw:frame>
        <draw:frame draw:style-name="gr4" draw:text-style-name="P3" draw:layer="layout" svg:width="3.283cm" svg:height="0.962cm" svg:x="4.6cm" svg:y="7.938cm">
          <draw:text-box>
            <text:p>/addTe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08:38:35.381265790</meta:creation-date>
    <dc:date>2017-05-13T17:52:59.943070298</dc:date>
    <meta:editing-duration>PT12M37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